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088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</office:automatic-styles>
  <office:body>
    <office:spreadsheet>
      <table:table table:name="Feuille1_2" table:style-name="ta1">
        <table:table-column table:style-name="co1" table:default-cell-style-name="ce2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L=2W+1/Sigma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← Coucher Soleil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5.452003" calcext:value-type="float">
            <text:p>15.452003</text:p>
          </table:table-cell>
          <table:table-cell office:value-type="float" office:value="9.787636" calcext:value-type="float">
            <text:p>9.787636</text:p>
          </table:table-cell>
          <table:table-cell office:value-type="float" office:value="8.684666" calcext:value-type="float">
            <text:p>8.684666</text:p>
          </table:table-cell>
          <table:table-cell office:value-type="float" office:value="8.743531" calcext:value-type="float">
            <text:p>8.743531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26.134466" calcext:value-type="float">
            <text:p>26.134466</text:p>
          </table:table-cell>
          <table:table-cell office:value-type="float" office:value="21.462004" calcext:value-type="float">
            <text:p>21.462004</text:p>
          </table:table-cell>
          <table:table-cell office:value-type="float" office:value="9.131256" calcext:value-type="float">
            <text:p>9.131256</text:p>
          </table:table-cell>
          <table:table-cell office:value-type="float" office:value="8.870975" calcext:value-type="float">
            <text:p>8.870975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float" office:value="26.144681" calcext:value-type="float">
            <text:p>26.144681</text:p>
          </table:table-cell>
          <table:table-cell office:value-type="float" office:value="42.874951" calcext:value-type="float">
            <text:p>42.874951</text:p>
          </table:table-cell>
          <table:table-cell office:value-type="float" office:value="10.022167" calcext:value-type="float">
            <text:p>10.022167</text:p>
          </table:table-cell>
          <table:table-cell office:value-type="float" office:value="9.094248" calcext:value-type="float">
            <text:p>9.094248</text:p>
          </table:table-cell>
          <table: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26.144681" calcext:value-type="float">
            <text:p>26.144681</text:p>
          </table:table-cell>
          <table:table-cell table:style-name="ce3" office:value-type="float" office:value="58.429508" calcext:value-type="float">
            <text:p>58.429508</text:p>
          </table:table-cell>
          <table:table-cell office:value-type="float" office:value="11.347553" calcext:value-type="float">
            <text:p>11.347553</text:p>
          </table:table-cell>
          <table:table-cell office:value-type="float" office:value="9.428947" calcext:value-type="float">
            <text:p>9.428947</text:p>
          </table:table-cell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26.144681" calcext:value-type="float">
            <text:p>26.144681</text:p>
          </table:table-cell>
          <table:table-cell table:style-name="ce2" office:value-type="float" office:value="58.873852" calcext:value-type="float">
            <text:p>58.873852</text:p>
          </table:table-cell>
          <table:table-cell office:value-type="float" office:value="13.099211" calcext:value-type="float">
            <text:p>13.099211</text:p>
          </table:table-cell>
          <table:table-cell office:value-type="float" office:value="9.874691" calcext:value-type="float">
            <text:p>9.874691</text:p>
          </table:table-cell>
          <table:table-cell/>
          <table:table-cell office:value-type="string" calcext:value-type="string">
            <text:p>Fomes 1</text:p>
          </table:table-cell>
          <table:table-cell office:value-type="string" calcext:value-type="string">
            <text:p>0.5 → 3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office:value-type="float" office:value="15.26563" calcext:value-type="float">
            <text:p>15.26563</text:p>
          </table:table-cell>
          <table:table-cell office:value-type="float" office:value="10.430244" calcext:value-type="float">
            <text:p>10.430244</text:p>
          </table:table-cell>
          <table:table-cell table:number-columns-repeated="2"/>
          <table:table-cell office:value-type="string" calcext:value-type="string">
            <text:p>1 → 7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office:value-type="float" office:value="17.835008" calcext:value-type="float">
            <text:p>17.835008</text:p>
          </table:table-cell>
          <table:table-cell office:value-type="float" office:value="11.094284" calcext:value-type="float">
            <text:p>11.094284</text:p>
          </table:table-cell>
          <table:table-cell table:number-columns-repeated="2"/>
          <table:table-cell office:value-type="string" calcext:value-type="string">
            <text:p>5 → 28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office:value-type="float" office:value="20.793269" calcext:value-type="float">
            <text:p>20.793269</text:p>
          </table:table-cell>
          <table:table-cell office:value-type="float" office:value="11.865571" calcext:value-type="float">
            <text:p>11.865571</text:p>
          </table:table-cell>
          <table:table-cell table:number-columns-repeated="2"/>
          <table:table-cell office:value-type="string" calcext:value-type="string">
            <text:p>10 → 50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office:value-type="float" office:value="24.125622" calcext:value-type="float">
            <text:p>24.125622</text:p>
          </table:table-cell>
          <table:table-cell office:value-type="float" office:value="12.74272" calcext:value-type="float">
            <text:p>12.74272</text:p>
          </table:table-cell>
          <table:table-cell table:number-columns-repeated="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office:value-type="float" office:value="27.81883" calcext:value-type="float">
            <text:p>27.81883</text:p>
          </table:table-cell>
          <table:table-cell office:value-type="float" office:value="13.724232" calcext:value-type="float">
            <text:p>13.724232</text:p>
          </table:table-cell>
          <table:table-cell/>
          <table:table-cell office:value-type="string" calcext:value-type="string">
            <text:p>Globules</text:p>
          </table:table-cell>
          <table:table-cell office:value-type="string" calcext:value-type="string">
            <text:p>0.5 → 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office:value-type="float" office:value="31.857289" calcext:value-type="float">
            <text:p>31.857289</text:p>
          </table:table-cell>
          <table:table-cell office:value-type="float" office:value="14.808439" calcext:value-type="float">
            <text:p>14.808439</text:p>
          </table:table-cell>
          <table:table-cell table:number-columns-repeated="2"/>
          <table:table-cell office:value-type="string" calcext:value-type="string">
            <text:p>1 → 5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office:value-type="float" office:value="36.227209" calcext:value-type="float">
            <text:p>36.227209</text:p>
          </table:table-cell>
          <table:table-cell office:value-type="float" office:value="15.993391" calcext:value-type="float">
            <text:p>15.993391</text:p>
          </table:table-cell>
          <table:table-cell table:number-columns-repeated="2"/>
          <table:table-cell office:value-type="string" calcext:value-type="string">
            <text:p>5 → 31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office:value-type="float" office:value="40.874971" calcext:value-type="float">
            <text:p>40.874971</text:p>
          </table:table-cell>
          <table:table-cell office:value-type="float" office:value="17.278226" calcext:value-type="float">
            <text:p>17.278226</text:p>
          </table:table-cell>
          <table:table-cell table:number-columns-repeated="2"/>
          <table:table-cell office:value-type="string" calcext:value-type="string">
            <text:p>10 → 55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office:value-type="float" office:value="45.776903" calcext:value-type="float">
            <text:p>45.776903</text:p>
          </table:table-cell>
          <table:table-cell office:value-type="float" office:value="18.660265" calcext:value-type="float">
            <text:p>18.660265</text:p>
          </table:table-cell>
          <table:table-cell table:number-columns-repeated="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office:value-type="float" office:value="49.872442" calcext:value-type="float">
            <text:p>49.872442</text:p>
          </table:table-cell>
          <table:table-cell office:value-type="float" office:value="20.138128" calcext:value-type="float">
            <text:p>20.138128</text:p>
          </table:table-cell>
          <table:table-cell table:number-columns-repeated="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office:value-type="float" office:value="52.790022" calcext:value-type="float">
            <text:p>52.790022</text:p>
          </table:table-cell>
          <table:table-cell office:value-type="float" office:value="21.711338" calcext:value-type="float">
            <text:p>21.711338</text:p>
          </table:table-cell>
          <table:table-cell table:number-columns-repeated="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office:value-type="float" office:value="55.750238" calcext:value-type="float">
            <text:p>55.750238</text:p>
          </table:table-cell>
          <table:table-cell office:value-type="float" office:value="23.374528" calcext:value-type="float">
            <text:p>23.374528</text:p>
          </table:table-cell>
          <table:table-cell table:number-columns-repeated="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office:value-type="float" office:value="58.970861" calcext:value-type="float">
            <text:p>58.970861</text:p>
          </table:table-cell>
          <table:table-cell office:value-type="float" office:value="25.129547" calcext:value-type="float">
            <text:p>25.129547</text:p>
          </table:table-cell>
          <table:table-cell table:number-columns-repeated="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office:value-type="float" office:value="62.323157" calcext:value-type="float">
            <text:p>62.323157</text:p>
          </table:table-cell>
          <table:table-cell office:value-type="float" office:value="26.970307" calcext:value-type="float">
            <text:p>26.970307</text:p>
          </table:table-cell>
          <table:table-cell table:number-columns-repeated="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office:value-type="float" office:value="65.745644" calcext:value-type="float">
            <text:p>65.745644</text:p>
          </table:table-cell>
          <table:table-cell office:value-type="float" office:value="28.901429" calcext:value-type="float">
            <text:p>28.901429</text:p>
          </table:table-cell>
          <table:table-cell table:number-columns-repeated="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office:value-type="float" office:value="69.367134" calcext:value-type="float">
            <text:p>69.367134</text:p>
          </table:table-cell>
          <table:table-cell office:value-type="float" office:value="30.914748" calcext:value-type="float">
            <text:p>30.914748</text:p>
          </table:table-cell>
          <table:table-cell table:number-columns-repeated="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office:value-type="float" office:value="73.032244" calcext:value-type="float">
            <text:p>73.032244</text:p>
          </table:table-cell>
          <table:table-cell office:value-type="float" office:value="33.007796" calcext:value-type="float">
            <text:p>33.007796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office:value-type="float" office:value="77.374657" calcext:value-type="float">
            <text:p>77.374657</text:p>
          </table:table-cell>
          <table:table-cell office:value-type="float" office:value="35.183452" calcext:value-type="float">
            <text:p>35.183452</text:p>
          </table:table-cell>
          <table:table-cell table:number-columns-repeated="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office:value-type="float" office:value="82.49349" calcext:value-type="float">
            <text:p>82.49349</text:p>
          </table:table-cell>
          <table:table-cell office:value-type="float" office:value="37.439684" calcext:value-type="float">
            <text:p>37.439684</text:p>
          </table:table-cell>
          <table:table-cell table:number-columns-repeated="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office:value-type="float" office:value="88.51409" calcext:value-type="float">
            <text:p>88.51409</text:p>
          </table:table-cell>
          <table:table-cell office:value-type="float" office:value="39.767794" calcext:value-type="float">
            <text:p>39.767794</text:p>
          </table:table-cell>
          <table:table-cell table:number-columns-repeated="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office:value-type="float" office:value="93.285303" calcext:value-type="float">
            <text:p>93.285303</text:p>
          </table:table-cell>
          <table:table-cell office:value-type="float" office:value="42.102937" calcext:value-type="float">
            <text:p>42.102937</text:p>
          </table:table-cell>
          <table:table-cell table:number-columns-repeated="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office:value-type="float" office:value="96.295603" calcext:value-type="float">
            <text:p>96.295603</text:p>
          </table:table-cell>
          <table:table-cell office:value-type="float" office:value="44.46581" calcext:value-type="float">
            <text:p>44.46581</text:p>
          </table:table-cell>
          <table:table-cell table:number-columns-repeated="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office:value-type="float" office:value="96.295603" calcext:value-type="float">
            <text:p>96.295603</text:p>
          </table:table-cell>
          <table:table-cell office:value-type="float" office:value="47.011747" calcext:value-type="float">
            <text:p>47.011747</text:p>
          </table:table-cell>
          <table:table-cell table:number-columns-repeated="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table:style-name="ce4" office:value-type="string" calcext:value-type="string">
            <text:p>inf</text:p>
          </table:table-cell>
          <table:table-cell office:value-type="float" office:value="49.1179" calcext:value-type="float">
            <text:p>49.1179</text:p>
          </table:table-cell>
          <table:table-cell table:number-columns-repeated="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table:style-name="ce5" office:value-type="string" calcext:value-type="string">
            <text:p>inf</text:p>
          </table:table-cell>
          <table:table-cell office:value-type="float" office:value="50.57165" calcext:value-type="float">
            <text:p>50.57165</text:p>
          </table:table-cell>
          <table:table-cell table:number-columns-repeated="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table:style-name="ce5" office:value-type="string" calcext:value-type="string">
            <text:p>inf</text:p>
          </table:table-cell>
          <table:table-cell office:value-type="float" office:value="52.001149" calcext:value-type="float">
            <text:p>52.001149</text:p>
          </table:table-cell>
          <table:table-cell table:number-columns-repeated="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table:style-name="ce5" office:value-type="string" calcext:value-type="string">
            <text:p>inf</text:p>
          </table:table-cell>
          <table:table-cell office:value-type="float" office:value="53.486406" calcext:value-type="float">
            <text:p>53.486406</text:p>
          </table:table-cell>
          <table:table-cell table:number-columns-repeated="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table:style-name="ce5" office:value-type="string" calcext:value-type="string">
            <text:p>inf</text:p>
          </table:table-cell>
          <table:table-cell office:value-type="float" office:value="54.96213" calcext:value-type="float">
            <text:p>54.96213</text:p>
          </table:table-cell>
          <table:table-cell table:number-columns-repeated="3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table:style-name="ce5" office:value-type="string" calcext:value-type="string">
            <text:p>inf</text:p>
          </table:table-cell>
          <table:table-cell office:value-type="float" office:value="56.498299" calcext:value-type="float">
            <text:p>56.498299</text:p>
          </table:table-cell>
          <table:table-cell table:number-columns-repeated="3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table:style-name="ce5" office:value-type="string" calcext:value-type="string">
            <text:p>inf</text:p>
          </table:table-cell>
          <table:table-cell office:value-type="float" office:value="58.108067" calcext:value-type="float">
            <text:p>58.108067</text:p>
          </table:table-cell>
          <table:table-cell table:number-columns-repeated="3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table:style-name="ce5" office:value-type="string" calcext:value-type="string">
            <text:p>inf</text:p>
          </table:table-cell>
          <table:table-cell office:value-type="float" office:value="59.762513" calcext:value-type="float">
            <text:p>59.762513</text:p>
          </table:table-cell>
          <table:table-cell table:number-columns-repeated="3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table:style-name="ce5" office:value-type="string" calcext:value-type="string">
            <text:p>inf</text:p>
          </table:table-cell>
          <table:table-cell office:value-type="float" office:value="61.461156" calcext:value-type="float">
            <text:p>61.461156</text:p>
          </table:table-cell>
          <table:table-cell table:number-columns-repeated="3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table:style-name="ce5" office:value-type="string" calcext:value-type="string">
            <text:p>inf</text:p>
          </table:table-cell>
          <table:table-cell office:value-type="float" office:value="63.261482" calcext:value-type="float">
            <text:p>63.261482</text:p>
          </table:table-cell>
          <table:table-cell table:number-columns-repeated="3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table:style-name="ce5" office:value-type="string" calcext:value-type="string">
            <text:p>inf</text:p>
          </table:table-cell>
          <table:table-cell office:value-type="float" office:value="65.04079" calcext:value-type="float">
            <text:p>65.04079</text:p>
          </table:table-cell>
          <table:table-cell table:number-columns-repeated="3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table:style-name="ce5" office:value-type="string" calcext:value-type="string">
            <text:p>inf</text:p>
          </table:table-cell>
          <table:table-cell office:value-type="float" office:value="66.860658" calcext:value-type="float">
            <text:p>66.860658</text:p>
          </table:table-cell>
          <table:table-cell table:number-columns-repeated="3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table:style-name="ce5" office:value-type="string" calcext:value-type="string">
            <text:p>inf</text:p>
          </table:table-cell>
          <table:table-cell office:value-type="float" office:value="68.631474" calcext:value-type="float">
            <text:p>68.631474</text:p>
          </table:table-cell>
          <table:table-cell table:number-columns-repeated="3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table:style-name="ce5" office:value-type="string" calcext:value-type="string">
            <text:p>inf</text:p>
          </table:table-cell>
          <table:table-cell office:value-type="float" office:value="70.474969" calcext:value-type="float">
            <text:p>70.474969</text:p>
          </table:table-cell>
          <table:table-cell table:number-columns-repeated="3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table:style-name="ce5" office:value-type="string" calcext:value-type="string">
            <text:p>inf</text:p>
          </table:table-cell>
          <table:table-cell office:value-type="float" office:value="72.213203" calcext:value-type="float">
            <text:p>72.213203</text:p>
          </table:table-cell>
          <table:table-cell table:number-columns-repeated="3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table:style-name="ce5" office:value-type="string" calcext:value-type="string">
            <text:p>inf</text:p>
          </table:table-cell>
          <table:table-cell office:value-type="float" office:value="74.094522" calcext:value-type="float">
            <text:p>74.094522</text:p>
          </table:table-cell>
          <table:table-cell table:number-columns-repeated="3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table:style-name="ce5" office:value-type="string" calcext:value-type="string">
            <text:p>inf</text:p>
          </table:table-cell>
          <table:table-cell office:value-type="float" office:value="76.167231" calcext:value-type="float">
            <text:p>76.167231</text:p>
          </table:table-cell>
          <table:table-cell table:number-columns-repeated="3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table:style-name="ce5" office:value-type="string" calcext:value-type="string">
            <text:p>inf</text:p>
          </table:table-cell>
          <table:table-cell office:value-type="float" office:value="78.034855" calcext:value-type="float">
            <text:p>78.034855</text:p>
          </table:table-cell>
          <table:table-cell table:number-columns-repeated="3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table:style-name="ce5" office:value-type="string" calcext:value-type="string">
            <text:p>inf</text:p>
          </table:table-cell>
          <table:table-cell office:value-type="float" office:value="80.613586" calcext:value-type="float">
            <text:p>80.613586</text:p>
          </table:table-cell>
          <table:table-cell table:number-columns-repeated="3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table:style-name="ce5" office:value-type="string" calcext:value-type="string">
            <text:p>inf</text:p>
          </table:table-cell>
          <table:table-cell office:value-type="float" office:value="83.07341" calcext:value-type="float">
            <text:p>83.07341</text:p>
          </table:table-cell>
          <table:table-cell table:number-columns-repeated="3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table:style-name="ce5" office:value-type="string" calcext:value-type="string">
            <text:p>inf</text:p>
          </table:table-cell>
          <table:table-cell office:value-type="float" office:value="85.50379" calcext:value-type="float">
            <text:p>85.50379</text:p>
          </table:table-cell>
          <table:table-cell table:number-columns-repeated="3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table:style-name="ce5" office:value-type="string" calcext:value-type="string">
            <text:p>inf</text:p>
          </table:table-cell>
          <table:table-cell office:value-type="float" office:value="87.844623" calcext:value-type="float">
            <text:p>87.844623</text:p>
          </table:table-cell>
          <table:table-cell table:number-columns-repeated="3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table:style-name="ce5" office:value-type="string" calcext:value-type="string">
            <text:p>inf</text:p>
          </table:table-cell>
          <table:table-cell office:value-type="float" office:value="87.844623" calcext:value-type="float">
            <text:p>87.844623</text:p>
          </table:table-cell>
          <table:table-cell table:number-columns-repeated="3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table:style-name="ce5" office:value-type="string" calcext:value-type="string">
            <text:p>inf</text:p>
          </table:table-cell>
          <table:table-cell office:value-type="float" office:value="88.51409" calcext:value-type="float">
            <text:p>88.51409</text:p>
          </table:table-cell>
          <table:table-cell table:number-columns-repeated="3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table:style-name="ce5" office:value-type="string" calcext:value-type="string">
            <text:p>inf</text:p>
          </table:table-cell>
          <table:table-cell office:value-type="float" office:value="91.52439" calcext:value-type="float">
            <text:p>91.52439</text:p>
          </table:table-cell>
          <table:table-cell table:number-columns-repeated="3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table:style-name="ce5" office:value-type="string" calcext:value-type="string">
            <text:p>inf</text:p>
          </table:table-cell>
          <table:table-cell office:value-type="float" office:value="91.52439" calcext:value-type="float">
            <text:p>91.52439</text:p>
          </table:table-cell>
          <table:table-cell table:number-columns-repeated="3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table:style-name="ce5" office:value-type="string" calcext:value-type="string">
            <text:p>inf</text:p>
          </table:table-cell>
          <table:table-cell office:value-type="float" office:value="93.285303" calcext:value-type="float">
            <text:p>93.285303</text:p>
          </table:table-cell>
          <table:table-cell table:number-columns-repeated="3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table:style-name="ce5" office:value-type="string" calcext:value-type="string">
            <text:p>inf</text:p>
          </table:table-cell>
          <table:table-cell office:value-type="float" office:value="93.285303" calcext:value-type="float">
            <text:p>93.285303</text:p>
          </table:table-cell>
          <table:table-cell table:number-columns-repeated="3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table:style-name="ce5" office:value-type="string" calcext:value-type="string">
            <text:p>inf</text:p>
          </table:table-cell>
          <table:table-cell table:style-name="ce4" office:value-type="string" calcext:value-type="string">
            <text:p>inf</text:p>
          </table:table-cell>
          <table:table-cell table:number-columns-repeated="3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office:value-type="float" office:value="26.144681" calcext:value-type="float">
            <text:p>26.144681</text:p>
          </table:table-cell>
          <table:table-cell office:value-type="float" office:value="58.869923" calcext:value-type="float">
            <text:p>58.869923</text:p>
          </table:table-cell>
          <table:table-cell table:number-columns-repeated="2" table:style-name="ce5" office:value-type="string" calcext:value-type="string">
            <text:p>inf</text:p>
          </table:table-cell>
          <table:table-cell table:number-columns-repeated="3"/>
        </table:table-row>
        <table:table-row table:style-name="ro1" table:number-rows-repeated="104851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euille1" table:style-name="ta1">
        <table:table-column table:style-name="co1" table:default-cell-style-name="ce2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L=2W+1/Sigma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← Coucher Soleil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5.924148" calcext:value-type="float">
            <text:p>15.924148</text:p>
          </table:table-cell>
          <table:table-cell office:value-type="float" office:value="9.067932" calcext:value-type="float">
            <text:p>9.067932</text:p>
          </table:table-cell>
          <table:table-cell office:value-type="float" office:value="7.79327" calcext:value-type="float">
            <text:p>7.79327</text:p>
          </table:table-cell>
          <table:table-cell office:value-type="float" office:value="7.96912" calcext:value-type="float">
            <text:p>7.96912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45.714592" calcext:value-type="float">
            <text:p>45.714592</text:p>
          </table:table-cell>
          <table:table-cell office:value-type="float" office:value="20.702757" calcext:value-type="float">
            <text:p>20.702757</text:p>
          </table:table-cell>
          <table:table-cell office:value-type="float" office:value="8.247576" calcext:value-type="float">
            <text:p>8.247576</text:p>
          </table:table-cell>
          <table:table-cell office:value-type="float" office:value="8.095599" calcext:value-type="float">
            <text:p>8.095599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7.624358" calcext:value-type="float">
            <text:p>37.624358</text:p>
          </table:table-cell>
          <table:table-cell office:value-type="float" office:value="9.143749" calcext:value-type="float">
            <text:p>9.143749</text:p>
          </table:table-cell>
          <table:table-cell office:value-type="float" office:value="8.327743" calcext:value-type="float">
            <text:p>8.327743</text:p>
          </table:table-cell>
          <table: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45.699348" calcext:value-type="float">
            <text:p>45.699348</text:p>
          </table:table-cell>
          <table:table-cell table:style-name="ce2" office:value-type="float" office:value="39.087481" calcext:value-type="float">
            <text:p>39.087481</text:p>
          </table:table-cell>
          <table:table-cell office:value-type="float" office:value="10.48075" calcext:value-type="float">
            <text:p>10.48075</text:p>
          </table:table-cell>
          <table:table-cell office:value-type="float" office:value="8.670585" calcext:value-type="float">
            <text:p>8.670585</text:p>
          </table:table-cell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45.699348" calcext:value-type="float">
            <text:p>45.699348</text:p>
          </table:table-cell>
          <table:table-cell table:style-name="ce3" office:value-type="float" office:value="39.096679" calcext:value-type="float">
            <text:p>39.096679</text:p>
          </table:table-cell>
          <table:table-cell office:value-type="float" office:value="12.245343" calcext:value-type="float">
            <text:p>12.245343</text:p>
          </table:table-cell>
          <table:table-cell office:value-type="float" office:value="9.125693" calcext:value-type="float">
            <text:p>9.125693</text:p>
          </table:table-cell>
          <table:table-cell/>
          <table:table-cell office:value-type="string" calcext:value-type="string">
            <text:p>Fomes 1</text:p>
          </table:table-cell>
          <table:table-cell office:value-type="string" calcext:value-type="string">
            <text:p>0.5 → 3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45.699348" calcext:value-type="float">
            <text:p>45.699348</text:p>
          </table:table-cell>
          <table:table-cell table:style-name="ce3" office:value-type="float" office:value="39.096688" calcext:value-type="float">
            <text:p>39.096688</text:p>
          </table:table-cell>
          <table:table-cell office:value-type="float" office:value="14.422195" calcext:value-type="float">
            <text:p>14.422195</text:p>
          </table:table-cell>
          <table:table-cell office:value-type="float" office:value="9.692612" calcext:value-type="float">
            <text:p>9.692612</text:p>
          </table:table-cell>
          <table:table-cell table:number-columns-repeated="2"/>
          <table:table-cell office:value-type="string" calcext:value-type="string">
            <text:p>1 → 7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16.986835" calcext:value-type="float">
            <text:p>16.986835</text:p>
          </table:table-cell>
          <table:table-cell office:value-type="float" office:value="10.370306" calcext:value-type="float">
            <text:p>10.370306</text:p>
          </table:table-cell>
          <table:table-cell table:number-columns-repeated="2"/>
          <table:table-cell office:value-type="string" calcext:value-type="string">
            <text:p>5 → 5739.087481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19.890756" calcext:value-type="float">
            <text:p>19.890756</text:p>
          </table:table-cell>
          <table:table-cell office:value-type="float" office:value="11.156978" calcext:value-type="float">
            <text:p>11.156978</text:p>
          </table:table-cell>
          <table:table-cell table:number-columns-repeated="2"/>
          <table:table-cell office:value-type="string" calcext:value-type="string">
            <text:p>10 → 50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23.024606" calcext:value-type="float">
            <text:p>23.024606</text:p>
          </table:table-cell>
          <table:table-cell office:value-type="float" office:value="12.050447" calcext:value-type="float">
            <text:p>12.050447</text:p>
          </table:table-cell>
          <table:table-cell table:number-columns-repeated="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26.136039" calcext:value-type="float">
            <text:p>26.136039</text:p>
          </table:table-cell>
          <table:table-cell office:value-type="float" office:value="13.048024" calcext:value-type="float">
            <text:p>13.048024</text:p>
          </table:table-cell>
          <table:table-cell/>
          <table:table-cell office:value-type="string" calcext:value-type="string">
            <text:p>Globules</text:p>
          </table:table-cell>
          <table:table-cell office:value-type="string" calcext:value-type="string">
            <text:p>0.5 → 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28.75232" calcext:value-type="float">
            <text:p>28.75232</text:p>
          </table:table-cell>
          <table:table-cell office:value-type="float" office:value="14.14687" calcext:value-type="float">
            <text:p>14.14687</text:p>
          </table:table-cell>
          <table:table-cell table:number-columns-repeated="2"/>
          <table:table-cell office:value-type="string" calcext:value-type="string">
            <text:p>1 → 5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0.398967" calcext:value-type="float">
            <text:p>30.398967</text:p>
          </table:table-cell>
          <table:table-cell office:value-type="float" office:value="15.342239" calcext:value-type="float">
            <text:p>15.342239</text:p>
          </table:table-cell>
          <table:table-cell table:number-columns-repeated="2"/>
          <table:table-cell office:value-type="string" calcext:value-type="string">
            <text:p>5 → 31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table:style-name="ce2" office:value-type="float" office:value="31.098833" calcext:value-type="float">
            <text:p>31.098833</text:p>
          </table:table-cell>
          <table:table-cell office:value-type="float" office:value="16.627037" calcext:value-type="float">
            <text:p>16.627037</text:p>
          </table:table-cell>
          <table:table-cell table:number-columns-repeated="2"/>
          <table:table-cell office:value-type="string" calcext:value-type="string">
            <text:p>10 → 55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85642" calcext:value-type="float">
            <text:p>31.285642</text:p>
          </table:table-cell>
          <table:table-cell office:value-type="float" office:value="17.990647" calcext:value-type="float">
            <text:p>17.990647</text:p>
          </table:table-cell>
          <table:table-cell table:number-columns-repeated="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table:style-name="ce3" office:value-type="float" office:value="31.300785" calcext:value-type="float">
            <text:p>31.300785</text:p>
          </table:table-cell>
          <table:table-cell office:value-type="float" office:value="19.417974" calcext:value-type="float">
            <text:p>19.417974</text:p>
          </table:table-cell>
          <table:table-cell table:number-columns-repeated="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71015" calcext:value-type="float">
            <text:p>31.271015</text:p>
          </table:table-cell>
          <table:table-cell office:value-type="float" office:value="20.882883" calcext:value-type="float">
            <text:p>20.882883</text:p>
          </table:table-cell>
          <table:table-cell table:number-columns-repeated="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46706" calcext:value-type="float">
            <text:p>31.246706</text:p>
          </table:table-cell>
          <table:table-cell office:value-type="float" office:value="22.349427" calcext:value-type="float">
            <text:p>22.349427</text:p>
          </table:table-cell>
          <table:table-cell table:number-columns-repeated="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35928" calcext:value-type="float">
            <text:p>31.235928</text:p>
          </table:table-cell>
          <table:table-cell office:value-type="float" office:value="23.764373" calcext:value-type="float">
            <text:p>23.764373</text:p>
          </table:table-cell>
          <table:table-cell table:number-columns-repeated="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8007" calcext:value-type="float">
            <text:p>31.228007</text:p>
          </table:table-cell>
          <table:table-cell office:value-type="float" office:value="25.06051" calcext:value-type="float">
            <text:p>25.06051</text:p>
          </table:table-cell>
          <table:table-cell table:number-columns-repeated="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3668" calcext:value-type="float">
            <text:p>31.223668</text:p>
          </table:table-cell>
          <table:table-cell office:value-type="float" office:value="26.167684" calcext:value-type="float">
            <text:p>26.167684</text:p>
          </table:table-cell>
          <table:table-cell table:number-columns-repeated="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1299" calcext:value-type="float">
            <text:p>31.221299</text:p>
          </table:table-cell>
          <table:table-cell office:value-type="float" office:value="27.030106" calcext:value-type="float">
            <text:p>27.030106</text:p>
          </table:table-cell>
          <table:table-cell table:number-columns-repeated="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1011" calcext:value-type="float">
            <text:p>31.221011</text:p>
          </table:table-cell>
          <table:table-cell office:value-type="float" office:value="27.637483" calcext:value-type="float">
            <text:p>27.637483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907" calcext:value-type="float">
            <text:p>31.220907</text:p>
          </table:table-cell>
          <table:table-cell office:value-type="float" office:value="28.01271" calcext:value-type="float">
            <text:p>28.01271</text:p>
          </table:table-cell>
          <table:table-cell table:number-columns-repeated="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904" calcext:value-type="float">
            <text:p>31.220904</text:p>
          </table:table-cell>
          <table:table-cell table:style-name="ce3" office:value-type="float" office:value="28.216108" calcext:value-type="float">
            <text:p>28.216108</text:p>
          </table:table-cell>
          <table:table-cell table:number-columns-repeated="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37" calcext:value-type="float">
            <text:p>31.220837</text:p>
          </table:table-cell>
          <table:table-cell table:style-name="ce2" office:value-type="float" office:value="28.304065" calcext:value-type="float">
            <text:p>28.304065</text:p>
          </table:table-cell>
          <table:table-cell table:number-columns-repeated="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43" calcext:value-type="float">
            <text:p>31.220843</text:p>
          </table:table-cell>
          <table:table-cell table:style-name="ce3" office:value-type="float" office:value="28.32181" calcext:value-type="float">
            <text:p>28.32181</text:p>
          </table:table-cell>
          <table:table-cell table:number-columns-repeated="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44" calcext:value-type="float">
            <text:p>31.220844</text:p>
          </table:table-cell>
          <table:table-cell office:value-type="float" office:value="28.308283" calcext:value-type="float">
            <text:p>28.308283</text:p>
          </table:table-cell>
          <table:table-cell table:number-columns-repeated="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45" calcext:value-type="float">
            <text:p>31.220845</text:p>
          </table:table-cell>
          <table:table-cell office:value-type="float" office:value="28.28038" calcext:value-type="float">
            <text:p>28.28038</text:p>
          </table:table-cell>
          <table:table-cell table:number-columns-repeated="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45" calcext:value-type="float">
            <text:p>31.220845</text:p>
          </table:table-cell>
          <table:table-cell office:value-type="float" office:value="28.248415" calcext:value-type="float">
            <text:p>28.248415</text:p>
          </table:table-cell>
          <table:table-cell table:number-columns-repeated="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45" calcext:value-type="float">
            <text:p>31.220845</text:p>
          </table:table-cell>
          <table:table-cell office:value-type="float" office:value="28.221099" calcext:value-type="float">
            <text:p>28.221099</text:p>
          </table:table-cell>
          <table:table-cell table:number-columns-repeated="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45" calcext:value-type="float">
            <text:p>31.220845</text:p>
          </table:table-cell>
          <table:table-cell office:value-type="float" office:value="28.195867" calcext:value-type="float">
            <text:p>28.195867</text:p>
          </table:table-cell>
          <table:table-cell table:number-columns-repeated="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45" calcext:value-type="float">
            <text:p>31.220845</text:p>
          </table:table-cell>
          <table:table-cell office:value-type="float" office:value="28.176198" calcext:value-type="float">
            <text:p>28.176198</text:p>
          </table:table-cell>
          <table:table-cell table:number-columns-repeated="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45" calcext:value-type="float">
            <text:p>31.220845</text:p>
          </table:table-cell>
          <table:table-cell office:value-type="float" office:value="28.161437" calcext:value-type="float">
            <text:p>28.161437</text:p>
          </table:table-cell>
          <table:table-cell table:number-columns-repeated="3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45" calcext:value-type="float">
            <text:p>31.220845</text:p>
          </table:table-cell>
          <table:table-cell office:value-type="float" office:value="28.150083" calcext:value-type="float">
            <text:p>28.150083</text:p>
          </table:table-cell>
          <table:table-cell table:number-columns-repeated="3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45" calcext:value-type="float">
            <text:p>31.220845</text:p>
          </table:table-cell>
          <table:table-cell office:value-type="float" office:value="28.142132" calcext:value-type="float">
            <text:p>28.142132</text:p>
          </table:table-cell>
          <table:table-cell table:number-columns-repeated="3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45" calcext:value-type="float">
            <text:p>31.220845</text:p>
          </table:table-cell>
          <table:table-cell office:value-type="float" office:value="28.136694" calcext:value-type="float">
            <text:p>28.136694</text:p>
          </table:table-cell>
          <table:table-cell table:number-columns-repeated="3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45" calcext:value-type="float">
            <text:p>31.220845</text:p>
          </table:table-cell>
          <table:table-cell office:value-type="float" office:value="28.133003" calcext:value-type="float">
            <text:p>28.133003</text:p>
          </table:table-cell>
          <table:table-cell table:number-columns-repeated="3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45" calcext:value-type="float">
            <text:p>31.220845</text:p>
          </table:table-cell>
          <table:table-cell office:value-type="float" office:value="28.130664" calcext:value-type="float">
            <text:p>28.130664</text:p>
          </table:table-cell>
          <table:table-cell table:number-columns-repeated="3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45" calcext:value-type="float">
            <text:p>31.220845</text:p>
          </table:table-cell>
          <table:table-cell office:value-type="float" office:value="28.128692" calcext:value-type="float">
            <text:p>28.128692</text:p>
          </table:table-cell>
          <table:table-cell table:number-columns-repeated="3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45" calcext:value-type="float">
            <text:p>31.220845</text:p>
          </table:table-cell>
          <table:table-cell office:value-type="float" office:value="28.12734" calcext:value-type="float">
            <text:p>28.12734</text:p>
          </table:table-cell>
          <table:table-cell table:number-columns-repeated="3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45" calcext:value-type="float">
            <text:p>31.220845</text:p>
          </table:table-cell>
          <table:table-cell office:value-type="float" office:value="28.126526" calcext:value-type="float">
            <text:p>28.126526</text:p>
          </table:table-cell>
          <table:table-cell table:number-columns-repeated="3"/>
        </table:table-row>
        <table:table-row table:style-name="ro1" table:number-rows-repeated="10">
          <table:table-cell table:style-name="ce6"/>
          <table:table-cell table:number-columns-repeated="7"/>
        </table:table-row>
        <table:table-row table:style-name="ro1" table:number-rows-repeated="104852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15:32:45.895433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Ladrech</meta:initial-creator>
    <meta:creation-date>2017-03-07T16:37:07.723690307</meta:creation-date>
    <dc:date>2017-03-22T16:04:28.142440824</dc:date>
    <dc:creator>Antoine Ladrech</dc:creator>
    <meta:editing-duration>PT38M16S</meta:editing-duration>
    <meta:editing-cycles>5</meta:editing-cycles>
    <meta:generator>LibreOffice/4.3.7.2$Linux_X86_64 LibreOffice_project/430$Build-2</meta:generator>
    <meta:document-statistic meta:table-count="2" meta:cell-count="527" meta:object-count="0"/>
  </office:meta>
</office:document-meta>
</file>